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6">
      <style:paragraph-properties fo:text-align="justify" style:justify-single-word="false"/>
    </style:style>
    <style:style style:name="P2" style:family="paragraph" style:parent-style-name="Standard" style:list-style-name="WW8Num16">
      <style:text-properties fo:color="#222222" fo:background-color="#ffffff"/>
    </style:style>
    <style:style style:name="P3" style:family="paragraph" style:parent-style-name="Standard" style:list-style-name="WW8Num16"/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weight="bold" style:language-asian="none" style:country-asian="none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222222"/>
    </style:style>
    <style:style style:name="T5" style:family="text">
      <style:text-properties fo:color="#222222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2-AIN-106</text:span><text:span text:style-name="T2"> </text:span><text:span text:style-name="T3">Teória zložitosti (1) </text:span>Pardubská D.</text:p>
      <text:list xml:id="list33365873" text:style-name="WW8Num16">
        <text:list-item>
          <text:p text:style-name="P3"><text:span text:style-name="apple-converted-space"><text:span text:style-name="T5"> </text:span></text:span><text:span text:style-name="T5">Problémy a algoritmy: základné metódy tvorby efektívnych algoritmov.</text:span></text:p>
        </text:list-item>
        <text:list-item>
          <text:p text:style-name="P3"><text:span text:style-name="T5">Časová zložitosť. Deterministické a nedeterministické výpočty,</text:span><text:span text:style-name="T4"><text:line-break/></text:span><text:span text:style-name="T5">triedy zložitosti a ich hierarchia.</text:span></text:p>
        </text:list-item>
        <text:list-item>
          <text:p text:style-name="P3"><text:span text:style-name="T5">Redukcia a úplnosť v zložitostných triedach, NP-úplné problémy a</text:span><text:span text:style-name="T4"><text:line-break/></text:span><text:span text:style-name="T5">ich význam, dokazovanie NP úplnosti.</text:span></text:p>
        </text:list-item>
        <text:list-item>
          <text:p text:style-name="P2">Metódy riešenia ťažkých problémov: Aproximačné algoritmy.</text:p>
        </text:list-item>
        <text:list-item>
          <text:p text:style-name="P2">Metódy riešenia ťažkých problémov: Pravdepodobnostné algoritm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dvolené_20_písmo_20_odseku" style:display-name="Predvolené písmo odseku" style:family="text"/>
    <style:style style:name="apple-converted-space" style:family="text" style:parent-style-name="Predvolené_20_písmo_20_odseku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4-27T13:55:43.02</meta:creation-date>
    <dc:date>2015-04-27T14:04:47.15</dc:date>
    <meta:editing-duration>PT00H00M24S</meta:editing-duration>
    <meta:editing-cycles>1</meta:editing-cycles>
    <meta:generator>OpenOffice.org/3.2$Win32 OpenOffice.org_project/320m18$Build-9502</meta:generator>
    <meta:document-statistic meta:table-count="0" meta:image-count="0" meta:object-count="0" meta:page-count="1" meta:paragraph-count="6" meta:word-count="56" meta:character-count="442"/>
  </office:meta>
</office:document-meta>
</file>